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25.00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6.135cm"/>
    </style:style>
    <style:style style:name="co7" style:family="table-column">
      <style:table-column-properties fo:break-before="auto" style:column-width="20.133cm"/>
    </style:style>
    <style:style style:name="co8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LeetCode75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2" office:value-type="string" calcext:value-type="string">
            <text:p>Topic </text:p>
          </table:table-cell>
          <table:table-cell table:style-name="ce2" office:value-type="string" calcext:value-type="string">
            <text:p>Problem number</text:p>
          </table:table-cell>
          <table:table-cell table:style-name="ce2"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r loop with the min length of word and then append r + word1[i+1:]+word2[1+1:]</text:p>
          </table:table-cell>
        </table:table-row>
        <table:table-row table:style-name="ro2">
          <table:table-cell office:value-type="string" calcext:value-type="string">
            <text:p>Array</text:p>
          </table:table-cell>
          <table:table-cell office:value-type="float" office:value="1071" calcext:value-type="float">
            <text:p>1071</text:p>
          </table:table-cell>
          <table:table-cell table:style-name="ce5" office:value-type="string" calcext:value-type="string">
            <text:p>Execute a loop as - for l in range(min(len(str1), len(str2)),0,-1) such that you start from the length of shorter string. Create a function - that will take the l and check if the strings are divisible by l - len(str1)%2 and len(str2)%2. Return false if this is not true. Then check the repeat of characters i.e f1, f2 = len(str1)//l, len(str2)//l. return str1[:l]*f1 == str1 and str[:l] *f2 == str2. Final return will be str1[:l] or return ‘ ’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Get max element of the list. Loop through the list and check each element + extra candies and check if &gt;= max candies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605" calcext:value-type="float">
            <text:p>605</text:p>
          </table:table-cell>
          <table:table-cell table:style-name="ce5" office:value-type="string" calcext:value-type="string">
            <text:p>Add [0} + flowerbed + [0]. Only if we 3 0’s in line we can plant a flower. Put this in if condition. And if this condition matches, decrease n by 1. Check if n&lt;=0</text:p>
          </table:table-cell>
        </table:table-row>
        <table:table-row table:style-name="ro3">
          <table:table-cell office:value-type="string" calcext:value-type="string">
            <text:p>Array</text:p>
          </table:table-cell>
          <table:table-cell office:value-type="float" office:value="345" calcext:value-type="float">
            <text:p>345</text:p>
          </table:table-cell>
          <table:table-cell table:style-name="ce5" office:value-type="string" calcext:value-type="string">
            <text:p>Two pointers. Left = 0 and right = len(s)-1. While loop → left &lt; right; if s[left] and s[right] in m →left+=1 and right -=1. elif s[left] not in m →left+1, elif s[right] not in m →right-=1 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plit the string with space and reverse [::-1]. Use list comprehension - (‘ ’).join([ele for ele in x if ele.strip()})</text:p>
          </table:table-cell>
        </table:table-row>
        <table:table-row table:style-name="ro3">
          <table:table-cell office:value-type="string" calcext:value-type="string">
            <text:p>Array</text:p>
          </table:table-cell>
          <table:table-cell office:value-type="float" office:value="238" calcext:value-type="float">
            <text:p>238</text:p>
          </table:table-cell>
          <table:table-cell table:style-name="ce6" office:value-type="string" calcext:value-type="string">
            <text:p>traverse left to right, right to left, left = 1, output =[1]. right to left – for i in range (len(nums)-1,0,-1: )output = output[-1] * nums[i]. left to right = for I in range(len(nums): output[i] = output[i] * left; left*= nums[i]</text:p>
          </table:table-cell>
        </table:table-row>
        <table:table-row table:style-name="ro3">
          <table:table-cell office:value-type="string" calcext:value-type="string">
            <text:p>Array</text:p>
          </table:table-cell>
          <table:table-cell office:value-type="float" office:value="334" calcext:value-type="float">
            <text:p>334</text:p>
          </table:table-cell>
          <table:table-cell table:style-name="ce5" office:value-type="string" calcext:value-type="string">
            <text:p>Take n1= n2= float(inf). Compare nums and n1, compare nums and n2. Keep reducing the gap between n1 and n2. If we get some number bigger than n2, we get the triplets</text:p>
          </table:table-cell>
        </table:table-row>
        <table:table-row table:style-name="ro1">
          <table:table-cell office:value-type="string" calcext:value-type="string">
            <text:p>Two pointer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Take a variable left = 0. Execute a loop- when nums[i]!=0, nums[left], nums[right] = nums[right], nums[left], left+=1</text:p>
          </table:table-cell>
        </table:table-row>
        <table:table-row table:style-name="ro3">
          <table:table-cell office:value-type="string" calcext:value-type="string">
            <text:p>Two pointers</text:p>
          </table:table-cell>
          <table:table-cell office:value-type="float" office:value="392" calcext:value-type="float">
            <text:p>392</text:p>
          </table:table-cell>
          <table:table-cell table:style-name="ce5" office:value-type="string" calcext:value-type="string">
            <text:p>Create two variables initialized to 0. Run while loop - while ptr1 &lt; len(s) and ptr2&lt;len(t). if both the character match - ptr1+=1. else ptr2+=1. Return if ptr1&gt;= len(s)</text:p>
          </table:table-cell>
        </table:table-row>
        <table:table-row table:style-name="ro1" table:number-rows-repeated="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asy_problems" table:style-name="ta1"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7" office:value-type="string" calcext:value-type="string" table:number-columns-spanned="5" table:number-rows-spanned="1">
            <text:p>Topic: Array</text:p>
          </table:table-cell>
          <table:covered-table-cell table:style-name="ce7"/>
          <table:covered-table-cell table:number-columns-repeated="3" table:style-name="Default"/>
        </table:table-row>
        <table:table-row table:style-name="ro1">
          <table:table-cell table:style-name="ce2"/>
          <table:table-cell table:style-name="ce2" office:value-type="string" calcext:value-type="string">
            <text:p>Problem number</text:p>
          </table:table-cell>
          <table:table-cell table:style-name="ce2" office:value-type="string" calcext:value-type="string">
            <text:p>Problem name</text:p>
          </table:table-cell>
          <table:table-cell table:style-name="ce2" office:value-type="string" calcext:value-type="string">
            <text:p>Technique used to solve</text:p>
          </table:table-cell>
          <table:table-cell table:style-name="ce2" office:value-type="string" calcext:value-type="string">
            <text:p>Optimized: yes or n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wo Sum </text:p>
          </table:table-cell>
          <table:table-cell office:value-type="string" calcext:value-type="string">
            <text:p>Using two for loops: I, j / empty dict – if target – num in d; return d[target-num], I else d[num] = I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Single loop, replacing previous with next value, k count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emove element</text:p>
          </table:table-cell>
          <table:table-cell office:value-type="string" calcext:value-type="string">
            <text:p>While loop, remove elem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arch insert position</text:p>
          </table:table-cell>
          <table:table-cell office:value-type="string" calcext:value-type="string">
            <text:p>for loop, check for element bigger than target-get the index; else: return length of arra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aximum subarray</text:p>
          </table:table-cell>
          <table:table-cell office:value-type="string" calcext:value-type="string">
            <text:p>if previous element positive, add element with current element and then max of arra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Plus one</text:p>
          </table:table-cell>
          <table:table-cell office:value-type="string" calcext:value-type="string">
            <text:p>using power : digits[i] * pow(10, (len(digits)-1-i)) → 1000,100,10,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missing number </text:p>
          </table:table-cell>
          <table:table-cell office:value-type="string" calcext:value-type="string">
            <text:p>n*n+1/2: Sum of n number – given list = differen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Single number</text:p>
          </table:table-cell>
          <table:table-cell office:value-type="string" calcext:value-type="string">
            <text:p>Do xor with each elem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Contains duplicate</text:p>
          </table:table-cell>
          <table:table-cell office:value-type="string" calcext:value-type="string">
            <text:p>Also solvable by O2/ Create an empty dict. If not in dict, then return true or else false/ Make the list as a se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Merge sorted array</text:p>
          </table:table-cell>
          <table:table-cell office:value-type="string" calcext:value-type="string">
            <text:p>Need to check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Intersection of two arrays II</text:p>
          </table:table-cell>
          <table:table-cell office:value-type="string" calcext:value-type="string">
            <text:p>Create a dict, increment the count as per occurrence in first array; Check if element in dict and dict[element]&gt;0, append to lis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Intersection of two arrays I</text:p>
          </table:table-cell>
          <table:table-cell office:value-type="string" calcext:value-type="string">
            <text:p>Make a set of both the arrays; Do and operation of both the se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Find Common Charact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5" calcext:value-type="float">
            <text:p>2215</text:p>
          </table:table-cell>
          <table:table-cell office:value-type="string" calcext:value-type="string">
            <text:p>Find the Difference of Two Arrays</text:p>
          </table:table-cell>
          <table:table-cell office:value-type="string" calcext:value-type="string">
            <text:p>Use ‘not in’ for both the arrays using 2 for loops – faster than 99% solutions </text:p>
          </table:table-cell>
          <table:table-cell office:value-type="string" calcext:value-type="string">
            <text:p>Yes 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Best Time to Buy and Sell Stock</text:p>
          </table:table-cell>
          <table:table-cell office:value-type="string" calcext:value-type="string">
            <text:p>Using two loops. Take last and second last element; subtract; if &lt;0 – ignore, if &gt; 0 append to list. Take max of list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First Unique Character in a String</text:p>
          </table:table-cell>
          <table:table-cell office:value-type="string" calcext:value-type="string">
            <text:p>Use dict to count the chars; for loop to pick the first element == 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Ransom note</text:p>
          </table:table-cell>
          <table:table-cell office:value-type="string" calcext:value-type="string">
            <text:p>For i in set(ransomNote):ransomNote.count(i) &gt; magazine.count(i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Valid Anagram</text:p>
          </table:table-cell>
          <table:table-cell office:value-type="string" calcext:value-type="string">
            <text:p>Check for lengh – Then loop each element and use count(element). If same then agagram or else n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alid paranthesis</text:p>
          </table:table-cell>
          <table:table-cell office:value-type="string" calcext:value-type="string">
            <text:p>Make a dict with key and par as opening &amp; closing; d[stack.pop()] != 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Power of 3</text:p>
          </table:table-cell>
          <table:table-cell office:value-type="string" calcext:value-type="string">
            <text:p>N%3; n ) n/ 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Reverse String</text:p>
          </table:table-cell>
          <table:table-cell office:value-type="string" calcext:value-type="string">
            <text:p>i in range (len(s)-1,-1,-1): append s[i] and then pop 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Power of 4</text:p>
          </table:table-cell>
          <table:table-cell office:value-type="string" calcext:value-type="string">
            <text:p>N%4; n ) n/ 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Power of 2</text:p>
          </table:table-cell>
          <table:table-cell office:value-type="string" calcext:value-type="string">
            <text:p>N%2; n ) n/ 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FizzBuzz</text:p>
          </table:table-cell>
          <table:table-cell office:value-type="string" calcext:value-type="string">
            <text:p>if, elif, el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Move zeros</text:p>
          </table:table-cell>
          <table:table-cell office:value-type="string" calcext:value-type="string">
            <text:p>I= 0; j in range(len(nums)): if nums[j]!=0; nums[i], nums[j] = nums[j], nums[i]; i+=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missing number </text:p>
          </table:table-cell>
          <table:table-cell office:value-type="string" calcext:value-type="string">
            <text:p>n*n+1/2: Sum of n number – given list = differen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Majority element</text:p>
          </table:table-cell>
          <table:table-cell office:value-type="string" calcext:value-type="string">
            <text:p>Create a dict; for loop; if I not in dictn then dict[i] = 1 else dict[i]+=1 – Lastly, get key of max value: max(d,key=d.get) 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 table:number-rows-repeated="6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7:12:41.464003499</meta:creation-date>
    <dc:date>2024-06-27T09:44:47.801651959</dc:date>
    <meta:editing-duration>P3DT2H18M2S</meta:editing-duration>
    <meta:editing-cycles>68</meta:editing-cycles>
    <meta:generator>LibreOffice/7.3.7.2$Linux_X86_64 LibreOffice_project/30$Build-2</meta:generator>
    <meta:document-statistic meta:table-count="2" meta:cell-count="144" meta:object-count="0"/>
  </office:meta>
</office:document-meta>
</file>